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Ubuntu" fo:language="sk" fo:country="SK" officeooo:rsid="001ecf15" officeooo:paragraph-rsid="001ecf15"/>
    </style:style>
    <style:style style:name="P2" style:family="paragraph" style:parent-style-name="Text_20_body">
      <style:text-properties style:font-name="Ubuntu" fo:language="sk" fo:country="SK" officeooo:rsid="00228ce6" officeooo:paragraph-rsid="00228ce6"/>
    </style:style>
    <style:style style:name="P3" style:family="paragraph" style:parent-style-name="Title">
      <style:text-properties style:font-name="Ubuntu" fo:language="sk" fo:country="SK" officeooo:rsid="001e3d82" officeooo:paragraph-rsid="001e3d82"/>
    </style:style>
    <style:style style:name="T1" style:family="text">
      <style:text-properties officeooo:rsid="002241ca"/>
    </style:style>
    <style:style style:name="T2" style:family="text">
      <style:text-properties officeooo:rsid="0023986b"/>
    </style:style>
    <style:style style:name="T3" style:family="text">
      <style:text-properties officeooo:rsid="002610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užitie kapacitora</text:p>
      <text:p text:style-name="P1">Používajú sa na oddelenie striedavej zlozky od jednosmernej <text:span text:style-name="T1">v zložitých obvodoch. Používa sa na filtráciu napätí.</text:span></text:p>
      <text:p text:style-name="P2">Využíva sa vlastnsť konden<text:span text:style-name="T2">zá</text:span>tora nabíjať sa a vybíjať. <text:span text:style-name="T3">Kondenzátor prepúšta iba A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0:56:46.277601386</meta:creation-date>
    <dc:date>2018-02-06T11:19:26.122224263</dc:date>
    <meta:editing-duration>PT20M1S</meta:editing-duration>
    <meta:editing-cycles>9</meta:editing-cycles>
    <meta:generator>LibreOffice/5.4.2.2$Linux_X86_64 LibreOffice_project/40m0$Build-2</meta:generator>
    <meta:document-statistic meta:table-count="0" meta:image-count="0" meta:object-count="0" meta:page-count="1" meta:paragraph-count="3" meta:word-count="30" meta:character-count="215" meta:non-whitespace-character-count="188"/>
  </office:meta>
</office:document-meta>
</file>